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30%" fo:break-before="auto" fo:break-after="auto" style:writing-mode="lr-tb"/>
    </style:style>
    <style:style style:name="P2" style:family="paragraph" style:parent-style-name="Standard">
      <style:paragraph-properties fo:line-height="130%" fo:break-before="auto" fo:break-after="auto" style:writing-mode="lr-tb">
        <style:tab-stops>
          <style:tab-stop style:position="6.5in" style:type="right"/>
        </style:tab-stops>
      </style:paragraph-properties>
    </style:style>
    <style:style style:name="P3" style:family="paragraph" style:parent-style-name="Standard">
      <style:paragraph-properties fo:line-height="100%" fo:break-before="auto" fo:break-after="auto" style:writing-mode="lr-tb"/>
    </style:style>
    <style:style style:name="P4" style:family="paragraph" style:parent-style-name="Subtitle">
      <style:paragraph-properties fo:line-height="100%" fo:break-before="auto" fo:break-after="auto" style:writing-mode="lr-tb"/>
    </style:style>
    <style:style style:name="P5" style:family="paragraph" style:parent-style-name="Title">
      <style:paragraph-properties fo:margin-top="0.222in" fo:margin-bottom="0in" loext:contextual-spacing="false" fo:line-height="100%" fo:break-before="auto" fo:break-after="auto" style:writing-mode="lr-tb"/>
    </style:style>
    <style:style style:name="P6" style:family="paragraph" style:parent-style-name="Standard">
      <style:paragraph-properties fo:margin-left="0.4374in" fo:margin-right="0in" fo:margin-top="0.139in" fo:margin-bottom="0in" loext:contextual-spacing="false" fo:line-height="130%" fo:text-align="justify" style:justify-single-word="false" fo:text-indent="0in" style:auto-text-indent="false" fo:break-before="auto" fo:break-after="auto" style:writing-mode="lr-tb"/>
    </style:style>
    <style:style style:name="P7" style:family="paragraph" style:parent-style-name="Standard">
      <style:paragraph-properties fo:margin-top="0.139in" fo:margin-bottom="0in" loext:contextual-spacing="false" fo:line-height="130%" fo:break-before="auto" fo:break-after="auto" style:writing-mode="lr-tb"/>
      <style:text-properties fo:background-color="#ff9900"/>
    </style:style>
    <style:style style:name="P8" style:family="paragraph" style:parent-style-name="Standard">
      <style:paragraph-properties fo:margin-left="0in" fo:margin-right="0in" fo:margin-top="0.139in" fo:margin-bottom="0in" loext:contextual-spacing="false" fo:line-height="130%" fo:text-indent="0in" style:auto-text-indent="false" fo:break-before="auto" fo:break-after="auto" style:writing-mode="lr-tb"/>
      <style:text-properties fo:background-color="#ff9900"/>
    </style:style>
    <style:style style:name="P9" style:family="paragraph" style:parent-style-name="Standard">
      <style:paragraph-properties fo:margin-left="0in" fo:margin-right="0in" fo:margin-top="0.139in" fo:margin-bottom="0in" loext:contextual-spacing="false" fo:line-height="130%" fo:text-indent="0in" style:auto-text-indent="false" fo:break-before="auto" fo:break-after="auto" style:writing-mode="lr-tb"/>
    </style:style>
    <style:style style:name="P10" style:family="paragraph" style:parent-style-name="Standard">
      <style:paragraph-properties fo:margin-left="0in" fo:margin-right="0in" fo:line-height="130%" fo:text-indent="0in" style:auto-text-indent="false" fo:break-before="auto" fo:break-after="auto" style:writing-mode="lr-tb"/>
    </style:style>
    <style:style style:name="P11" style:family="paragraph" style:parent-style-name="Standard">
      <style:paragraph-properties fo:margin-left="0in" fo:margin-right="0in" fo:line-height="130%" fo:text-indent="0in" style:auto-text-indent="false" fo:break-before="page" style:writing-mode="lr-tb"/>
    </style:style>
    <style:style style:name="P12" style:family="paragraph" style:parent-style-name="Standard">
      <style:paragraph-properties fo:margin-left="0.5in" fo:margin-right="0in" fo:line-height="130%" fo:text-indent="0in" style:auto-text-indent="false" fo:break-before="auto" fo:break-after="auto" style:writing-mode="lr-tb"/>
    </style:style>
    <style:style style:name="P13" style:family="paragraph" style:parent-style-name="Standard">
      <style:paragraph-properties fo:margin-left="0in" fo:margin-right="0in" fo:line-height="130%" fo:text-indent="0in" style:auto-text-indent="false" fo:break-before="auto" fo:break-after="auto" style:writing-mode="lr-tb"/>
    </style:style>
    <style:style style:name="P14" style:family="paragraph" style:parent-style-name="Standard" style:master-page-name="Standard">
      <style:paragraph-properties fo:line-height="130%" style:page-number="auto" fo:break-before="auto" fo:break-after="auto" fo:padding="0in" fo:border-left="none" fo:border-right="none" fo:border-top="none" fo:border-bottom="1.5pt solid #808080" style:writing-mode="lr-tb">
        <style:tab-stops>
          <style:tab-stop style:position="6.5in" style:type="right"/>
        </style:tab-stops>
      </style:paragraph-properties>
    </style:style>
    <style:style style:name="P15" style:family="paragraph" style:parent-style-name="Standard" style:master-page-name="Standard">
      <style:paragraph-properties fo:margin-left="0.5in" fo:margin-right="0in" fo:line-height="100%" fo:text-indent="-0.25in" style:auto-text-indent="false" style:page-number="auto" fo:break-before="auto" fo:break-after="auto" style:writing-mode="lr-tb"/>
    </style:style>
    <style:style style:name="P16" style:family="paragraph" style:parent-style-name="Standard" style:list-style-name="LS1">
      <style:paragraph-properties fo:margin-top="0in" fo:margin-bottom="0in" loext:contextual-spacing="false" fo:line-height="130%" fo:break-before="auto" fo:break-after="auto" style:writing-mode="lr-tb"/>
    </style:style>
    <style:style style:name="P17" style:family="paragraph" style:parent-style-name="Standard" style:list-style-name="LS2">
      <style:paragraph-properties fo:margin-top="0in" fo:margin-bottom="0in" loext:contextual-spacing="false" fo:line-height="130%" fo:break-before="auto" fo:break-after="auto" style:writing-mode="lr-tb"/>
    </style:style>
    <style:style style:name="P18" style:family="paragraph" style:parent-style-name="Standard" style:list-style-name="LS3">
      <style:paragraph-properties fo:margin-top="0in" fo:margin-bottom="0in" loext:contextual-spacing="false" fo:line-height="130%" fo:break-before="auto" fo:break-after="auto" style:writing-mode="lr-tb"/>
    </style:style>
    <style:style style:name="P19" style:family="paragraph" style:parent-style-name="Standard" style:list-style-name="LS5">
      <style:paragraph-properties fo:margin-top="0in" fo:margin-bottom="0in" loext:contextual-spacing="false" fo:line-height="130%" fo:break-before="auto" fo:break-after="auto" style:writing-mode="lr-tb"/>
    </style:style>
    <style:style style:name="P20" style:family="paragraph" style:parent-style-name="Heading_20_2">
      <style:paragraph-properties fo:margin-top="0in" fo:margin-bottom="0in" loext:contextual-spacing="false" fo:line-height="130%" fo:break-before="auto" fo:break-after="auto" style:writing-mode="lr-tb"/>
    </style:style>
    <style:style style:name="P21" style:family="paragraph" style:parent-style-name="Heading_20_1">
      <style:paragraph-properties fo:margin-top="0.3335in" fo:margin-bottom="0in" loext:contextual-spacing="false" fo:line-height="100%" fo:break-before="auto" fo:break-after="auto" style:writing-mode="lr-tb"/>
    </style:style>
    <style:style style:name="P22" style:family="paragraph" style:parent-style-name="Heading_20_1">
      <style:paragraph-properties fo:margin-top="0.3335in" fo:margin-bottom="0in" loext:contextual-spacing="false" fo:line-height="100%" fo:break-before="page" style:writing-mode="lr-tb"/>
      <style:text-properties fo:color="#353744" style:font-name="Proxima Nova" fo:font-size="14pt" fo:font-weight="bold" style:font-name-asian="Proxima Nova" style:font-size-asian="14pt" style:font-weight-asian="bold" style:font-name-complex="Proxima Nova" style:font-size-complex="14pt" style:font-weight-complex="bold"/>
    </style:style>
    <style:style style:name="P23" style:family="paragraph" style:parent-style-name="Heading_20_1">
      <style:paragraph-properties fo:margin-top="0.3335in" fo:margin-bottom="0in" loext:contextual-spacing="false" fo:line-height="100%" fo:break-before="page" style:writing-mode="lr-tb"/>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25in" fo:margin-right="0in" fo:margin-top="0.3335in" fo:margin-bottom="0in" loext:contextual-spacing="false" fo:line-height="100%" fo:text-indent="0in" style:auto-text-indent="false" fo:break-before="auto" fo:break-after="auto" style:writing-mode="lr-tb"/>
    </style:style>
    <style:style style:name="P25" style:family="paragraph" style:parent-style-name="Heading_20_1">
      <style:paragraph-properties fo:margin-left="0.25in" fo:margin-right="0in" fo:margin-top="0.3335in" fo:margin-bottom="0in" loext:contextual-spacing="false" fo:line-height="100%" fo:text-indent="0in" style:auto-text-indent="false" fo:break-before="page" style:writing-mode="lr-tb"/>
    </style:style>
    <style:style style:name="T1" style:family="text">
      <style:text-properties fo:color="#4a86e8" fo:font-size="14pt" fo:font-weight="bold" style:font-size-asian="14pt" style:font-weight-asian="bold" style:font-size-complex="14pt" style:font-weight-complex="bold"/>
    </style:style>
    <style:style style:name="T2" style:family="text">
      <style:text-properties fo:color="#4a86e8" style:font-name="Proxima Nova" fo:font-size="14pt" fo:font-weight="bold" style:font-name-asian="Proxima Nova" style:font-size-asian="14pt" style:font-weight-asian="bold" style:font-name-complex="Proxima Nova" style:font-size-complex="14pt" style:font-weight-complex="bold"/>
    </style:style>
    <style:style style:name="T3" style:family="text">
      <style:text-properties fo:color="#353744" style:font-name="Proxima Nova" fo:font-size="30pt" style:font-name-asian="Proxima Nova" style:font-size-asian="30pt" style:font-name-complex="Proxima Nova" style:font-size-complex="30pt"/>
    </style:style>
    <style:style style:name="T4" style:family="text">
      <style:text-properties fo:color="#353744" style:font-name="Proxima Nova" fo:font-size="14pt" fo:font-weight="bold" style:font-name-asian="Proxima Nova" style:font-size-asian="14pt" style:font-weight-asian="bold" style:font-name-complex="Proxima Nova" style:font-size-complex="14pt" style:font-weight-complex="bold"/>
    </style:style>
    <style:style style:name="T5" style:family="text">
      <style:text-properties fo:color="#353744" style:font-name="Proxima Nova" style:font-name-asian="Proxima Nova" style:font-name-complex="Proxima Nova"/>
    </style:style>
    <style:style style:name="T6" style:family="text">
      <style:text-properties style:font-name="Proxima Nova" fo:font-size="14pt" fo:font-weight="bold" style:font-name-asian="Proxima Nova" style:font-size-asian="14pt" style:font-weight-asian="bold" style:font-name-complex="Proxima Nova" style:font-size-complex="14pt" style:font-weight-complex="bold"/>
    </style:style>
    <style:style style:name="T7" style:family="text">
      <style:text-properties style:text-position="super 58%" style:font-name="Proxima Nova" fo:font-size="14pt" fo:font-weight="bold" style:font-name-asian="Proxima Nova" style:font-size-asian="14pt" style:font-weight-asian="bold" style:font-name-complex="Proxima Nova" style:font-size-complex="14pt" style:font-weight-complex="bold"/>
    </style:style>
    <style:style style:name="T8" style:family="text">
      <style:text-properties fo:color="#1155cc" style:text-underline-style="solid" style:text-underline-width="auto" style:text-underline-color="font-color"/>
    </style:style>
    <style:style style:name="T9" style:family="text">
      <style:text-properties fo:color="#1155cc" style:font-name="Proxima Nova" style:text-underline-style="solid" style:text-underline-width="auto" style:text-underline-color="font-color" style:font-name-asian="Proxima Nova" style:font-name-complex="Proxima Nova"/>
    </style:style>
    <style:style style:name="T10"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Spring 2016 CPE 426/526-01</text:span></text:p>
      <text:p text:style-name="P3"><text:span text:style-name="T2">VLSI Using Hardware Description Languages, Modeling, and Synthesis</text:span></text:p>
      <text:p text:style-name="P3"><text:span text:style-name="T2">University of Alabama in Huntsville</text:span></text:p>
      <text:p text:style-name="P5"><text:bookmark text:name="h.1n2xaen501j1"/><text:span text:style-name="T3">FPGA-Based Logic Analyzer</text:span></text:p>
      <text:p text:style-name="P1">Project Proposal</text:p>
      <text:p text:style-name="P4"><text:bookmark text:name="h.af80tl7prv5v"/><text:span text:style-name="T6">11</text:span><text:span text:style-name="T7">th</text:span><text:span text:style-name="T6"> February 2016</text:span></text:p>
      <text:h text:style-name="P21" text:outline-level="10"><text:bookmark text:name="h.l6vlf7kpjfwb"/><text:span text:style-name="T4">TEAM MEMBERS</text:span></text:h>
      <text:list xml:id="list2657322202596141891" text:style-name="LS1">
        <text:list-item>
          <text:p text:style-name="P16">Paul Henny ( <text:span text:style-name="T8">pah0005</text:span><text:a xlink:type="simple" xlink:href="mailto:xxx@uah.edu" text:style-name="Internet_20_link" text:visited-style-name="Visited_20_Internet_20_Link">@</text:a><text:a xlink:type="simple" xlink:href="mailto:xxx@uah.edu" text:style-name="Internet_20_link" text:visited-style-name="Visited_20_Internet_20_Link">uah</text:a><text:a xlink:type="simple" xlink:href="mailto:xxx@uah.edu" text:style-name="Internet_20_link" text:visited-style-name="Visited_20_Internet_20_Link">.</text:a><text:a xlink:type="simple" xlink:href="mailto:xxx@uah.edu" text:style-name="Internet_20_link" text:visited-style-name="Visited_20_Internet_20_Link">edu</text:a>) (660.492.0280)</text:p>
        </text:list-item>
        <text:list-item>
          <text:p text:style-name="P16">David Hurt (<text:a xlink:type="simple" xlink:href="mailto:dch0006@uah.edu" text:style-name="Internet_20_link" text:visited-style-name="Visited_20_Internet_20_Link">dch</text:a><text:a xlink:type="simple" xlink:href="mailto:dch0006@uah.edu" text:style-name="Internet_20_link" text:visited-style-name="Visited_20_Internet_20_Link">0006@</text:a><text:a xlink:type="simple" xlink:href="mailto:dch0006@uah.edu" text:style-name="Internet_20_link" text:visited-style-name="Visited_20_Internet_20_Link">uah</text:a><text:a xlink:type="simple" xlink:href="mailto:dch0006@uah.edu" text:style-name="Internet_20_link" text:visited-style-name="Visited_20_Internet_20_Link">.</text:a><text:a xlink:type="simple" xlink:href="mailto:dch0006@uah.edu" text:style-name="Internet_20_link" text:visited-style-name="Visited_20_Internet_20_Link">edu</text:a>) (256.333.0301)</text:p>
        </text:list-item>
        <text:list-item>
          <text:p text:style-name="P16">Ashton Johnson (<text:a xlink:type="simple" xlink:href="mailto:acj0008@uah.edu" text:style-name="Internet_20_link" text:visited-style-name="Visited_20_Internet_20_Link">acj</text:a><text:a xlink:type="simple" xlink:href="mailto:acj0008@uah.edu" text:style-name="Internet_20_link" text:visited-style-name="Visited_20_Internet_20_Link">0008@</text:a><text:a xlink:type="simple" xlink:href="mailto:acj0008@uah.edu" text:style-name="Internet_20_link" text:visited-style-name="Visited_20_Internet_20_Link">uah</text:a><text:a xlink:type="simple" xlink:href="mailto:acj0008@uah.edu" text:style-name="Internet_20_link" text:visited-style-name="Visited_20_Internet_20_Link">.</text:a><text:a xlink:type="simple" xlink:href="mailto:acj0008@uah.edu" text:style-name="Internet_20_link" text:visited-style-name="Visited_20_Internet_20_Link">edu</text:a>) (256.717.8773)</text:p>
        </text:list-item>
        <text:list-item>
          <text:p text:style-name="P16">Ian Swepston ( <text:a xlink:type="simple" xlink:href="mailto:cis0003@uah.edu" text:style-name="Internet_20_link" text:visited-style-name="Visited_20_Internet_20_Link">cis</text:a><text:a xlink:type="simple" xlink:href="mailto:cis0003@uah.edu" text:style-name="Internet_20_link" text:visited-style-name="Visited_20_Internet_20_Link">0003@</text:a><text:a xlink:type="simple" xlink:href="mailto:cis0003@uah.edu" text:style-name="Internet_20_link" text:visited-style-name="Visited_20_Internet_20_Link">uah</text:a><text:a xlink:type="simple" xlink:href="mailto:cis0003@uah.edu" text:style-name="Internet_20_link" text:visited-style-name="Visited_20_Internet_20_Link">.</text:a><text:a xlink:type="simple" xlink:href="mailto:cis0003@uah.edu" text:style-name="Internet_20_link" text:visited-style-name="Visited_20_Internet_20_Link">edu</text:a>) (704.512.1596)</text:p>
        </text:list-item>
      </text:list>
      <text:h text:style-name="P21" text:outline-level="10"><text:bookmark text:name="h.14mpx6a8znb7"/><text:span text:style-name="T4">OVERVIE</text:span><text:span text:style-name="T10">W</text:span></text:h>
      <text:p text:style-name="P6">A multi-channel logic analyzer will be produced using the (TBD) development board. <text:s/>It will support features from the already produced GUI from sump.org to record data, change trigger events, and send recorded data out on a RS232 Tx/Rx communication path.</text:p>
      <text:p text:style-name="P7"/>
      <text:p text:style-name="P8"/>
      <text:h text:style-name="P21" text:outline-level="10"><text:bookmark text:name="h.wr3s51r3mnjo"/></text:h>
      <text:h text:style-name="P22" text:outline-level="10"><text:bookmark text:name="h.my1a42ff2quo"/><text:bookmark text:name="h.oymnw3nlvwib"/>GOALS</text:h>
      <text:list xml:id="list4283505209662062622" text:style-name="LS2">
        <text:list-item>
          <text:p text:style-name="P17"><text:span text:style-name="T5">Using VHDL, develop a generic model of a logic analyzer that will require minimal modifications to target different FPGA vendors and their associated technologies.</text:span></text:p>
        </text:list-item>
        <text:list-item>
          <text:p text:style-name="P17"><text:span text:style-name="T5">Provide a means</text:span> of <text:span text:style-name="T5">downloading captured data to a computer.</text:span></text:p>
        </text:list-item>
        <text:list-item>
          <text:p text:style-name="P17"><text:span text:style-name="T5">Develop testbenches for functional validation of design at each hierarchical level.</text:span></text:p>
        </text:list-item>
        <text:list-item>
          <text:p text:style-name="P17">Develop a simple device-under-test model for exercising and demonstrating the system capabilities.</text:p>
        </text:list-item>
        <text:list-item>
          <text:p text:style-name="P17"><text:span text:style-name="T5">Demonstrate design implementation on FPGA development board, which is to be determined.</text:span></text:p>
        </text:list-item>
      </text:list>
      <text:p text:style-name="P9"/>
      <text:h text:style-name="P23" text:outline-level="10"><text:bookmark text:name="h.c5rpsdy8g2ak"/>REQUIREMENTS</text:h>
      <text:list xml:id="list2744210793674829092" text:style-name="LS3">
        <text:list-item>
          <text:p text:style-name="P18">The system shall capture and store single ended logic signals at a sample rate and depth and trigger source specified by the user. </text:p>
        </text:list-item>
        <text:list-item>
          <text:p text:style-name="P18">The system shall be capable of capturing 8 channels, but should be capable of capturing 32 channels.</text:p>
        </text:list-item>
        <text:list-item>
          <text:p text:style-name="P18">The system should be capable of advanced parallel triggering involving multiple channels.</text:p>
        </text:list-item>
        <text:list-item>
          <text:p text:style-name="P18">The system shall be capable of sampling data at a rate &lt;50 MHz, but should be capable of sampling at 100 MHz.</text:p>
        </text:list-item>
        <text:list-item>
          <text:p text:style-name="P18"><text:span text:style-name="T5">Using GNU GPL Licensed </text:span><text:a xlink:type="simple" xlink:href="http://www.sump.org/projects/analyzer/" text:style-name="Internet_20_link" text:visited-style-name="Visited_20_Internet_20_Link">Sump</text:a><text:a xlink:type="simple" xlink:href="http://www.sump.org/projects/analyzer/" text:style-name="Internet_20_link" text:visited-style-name="Visited_20_Internet_20_Link"> </text:a><text:a xlink:type="simple" xlink:href="http://www.sump.org/projects/analyzer/" text:style-name="Internet_20_link" text:visited-style-name="Visited_20_Internet_20_Link">Logic</text:a><text:a xlink:type="simple" xlink:href="http://www.sump.org/projects/analyzer/" text:style-name="Internet_20_link" text:visited-style-name="Visited_20_Internet_20_Link"> </text:a><text:a xlink:type="simple" xlink:href="http://www.sump.org/projects/analyzer/" text:style-name="Internet_20_link" text:visited-style-name="Visited_20_Internet_20_Link">Analyzer</text:a><text:span text:style-name="T5"> GUI and UART protocol, provide means for downloading captured data to computer for post processing and review. Note: An existing VHDL implementation model is already available for the Sump Logic Analyzer; how</text:span>ever, t<text:span text:style-name="T5">his will not be used or references for any project model development. Usage of the protocol and GUI allows the team to focus on the model development but also provides the challenge of developing to an already specified protocol.</text:span></text:p>
          <text:list>
            <text:list-item>
              <text:p text:style-name="P18">The system shall implement the following SUMP Commands:</text:p>
              <text:list>
                <text:list-item>
                  <text:p text:style-name="P18">Reset</text:p>
                </text:list-item>
                <text:list-item>
                  <text:p text:style-name="P18">Run</text:p>
                </text:list-item>
                <text:list-item>
                  <text:p text:style-name="P18">Set Trigger Mask</text:p>
                </text:list-item>
                <text:list-item>
                  <text:p text:style-name="P18">Set Trigger Values</text:p>
                </text:list-item>
                <text:list-item>
                  <text:p text:style-name="P18">Read &amp; Delay Count</text:p>
                </text:list-item>
              </text:list>
            </text:list-item>
            <text:list-item>
              <text:p text:style-name="P18">The system should implement the following SUMP Commands:</text:p>
              <text:list>
                <text:list-item>
                  <text:p text:style-name="P18">Set Trigger Configuration</text:p>
                </text:list-item>
                <text:list-item>
                  <text:p text:style-name="P18">Set Divider</text:p>
                </text:list-item>
                <text:list-item>
                  <text:p text:style-name="P18">XON/XOFF (probably not needed)</text:p>
                </text:list-item>
              </text:list>
            </text:list-item>
          </text:list>
        </text:list-item>
      </text:list>
      <text:h text:style-name="P24" text:outline-level="10"><text:bookmark text:name="h.ivt7qw3euhwc"/></text:h>
      <text:h text:style-name="P25" text:outline-level="10"><text:bookmark text:name="h.g7ch2unls5ja"/><text:bookmark text:name="h.4kbbg1wldmee"/><text:span text:style-name="T4">MILESTONE</text:span><text:span text:style-name="T10">S</text:span></text:h>
      <text:h text:style-name="P20" text:outline-level="10"><text:bookmark text:name="h.13tchwyeivkx"/>Design Partitioning and Interface Specification</text:h>
      <text:p text:style-name="P12">Straw man overall functional block and hierarchical model of design will be drafted.</text:p>
      <text:h text:style-name="P20" text:outline-level="10"><text:bookmark text:name="h.pbpvbtreq39m"/>Module Level Specification and Verification Plan</text:h>
      <text:p text:style-name="P10">First draft of module level specification as well a plan to function and constrained random verification utilizing SystemVerilog.</text:p>
      <text:h text:style-name="P20" text:outline-level="10"><text:bookmark text:name="h.ormq4vj1e4ud"/>Module Development and Verification</text:h>
      <text:p text:style-name="P12">Split design segments among members of team and produce functioning subsystems that are tested at the module level.</text:p>
      <text:h text:style-name="P20" text:outline-level="10"><text:bookmark text:name="h.fa477nw27e4k"/>Module Integration and Verification</text:h>
      <text:p text:style-name="P12">Integrate each module into a whole and produce a top-level testbench.</text:p>
      <text:h text:style-name="P20" text:outline-level="10"><text:bookmark text:name="h.a3hrymv94kum"/>Full System Implementation and Verification</text:h>
      <text:p text:style-name="P12">Synthesize the solution and test its effectiveness on the actual development board.</text:p>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139in" fo:margin-bottom="0in" loext:contextual-spacing="false" fo:line-height="130%" fo:text-align="start" style:justify-single-word="false" fo:orphans="2" fo:widows="2" fo:text-indent="-0.25in" style:auto-text-indent="false" fo:break-before="auto" fo:break-after="auto" style:writing-mode="lr-tb"/>
      <style:text-properties fo:color="#353744" style:text-line-through-style="none" style:text-line-through-type="none" style:font-name="Proxima Nova" fo:font-family="'Proxima Nova'" fo:font-size="11pt" fo:font-style="normal" style:text-underline-style="none" fo:font-weight="normal" style:font-name-asian="Proxima Nova" style:font-family-asian="'Proxima Nova'" style:font-size-asian="11pt" style:font-style-asian="normal" style:font-weight-asian="normal" style:font-name-complex="Proxima Nova" style:font-family-complex="'Proxima Nova'"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30%"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22in" fo:margin-bottom="0in" loext:contextual-spacing="false" fo:line-height="100%" fo:keep-together="always" fo:break-before="auto" fo:break-after="auto" fo:keep-with-next="always" style:writing-mode="lr-tb"/>
      <style:text-properties fo:color="#4a86e8" style:font-name="Proxima Nova" fo:font-family="'Proxima Nova'" fo:font-size="14pt" fo:font-weight="bold" style:font-name-asian="Proxima Nova" style:font-family-asian="'Proxima Nova'" style:font-size-asian="14pt" style:font-weight-asian="bold" style:font-name-complex="Proxima Nova" style:font-family-complex="'Proxima Nova'" style:font-size-complex="14pt" style:font-weight-complex="bold"/>
    </style:style>
    <style:style style:name="Heading_20_3" style:display-name="Heading 3" style:family="paragraph" style:parent-style-name="Standard" style:class="text">
      <style:paragraph-properties fo:margin-top="0.222in" fo:margin-bottom="0.0555in" loext:contextual-spacing="false" fo:line-height="130%"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30%"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30%"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30%"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30%"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30%"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min-label-width="0.5in" text:min-label-distance="0.25in" fo:text-align="end"/>
      </text:list-level-style-number>
      <text:list-level-style-number text:level="2" text:style-name="List3Level1" style:num-suffix="." style:num-format="1" text:display-levels="2">
        <style:list-level-properties text:min-label-width="1in" text:min-label-distance="0.25in" fo:text-align="end"/>
      </text:list-level-style-number>
      <text:list-level-style-number text:level="3" text:style-name="List3Level2" style:num-suffix="." style:num-format="1" text:display-levels="3">
        <style:list-level-properties text:min-label-width="1.5in" text:min-label-distance="0.1252in" fo:text-align="end"/>
      </text:list-level-style-number>
      <text:list-level-style-number text:level="4" text:style-name="List3Level3" style:num-suffix="." style:num-format="1" text:display-levels="4">
        <style:list-level-properties text:min-label-width="2in" text:min-label-distance="0.25in" fo:text-align="end"/>
      </text:list-level-style-number>
      <text:list-level-style-number text:level="5" text:style-name="List3Level4" style:num-suffix="." style:num-format="1" text:display-levels="5">
        <style:list-level-properties text:min-label-width="2.5in" text:min-label-distance="0.25in" fo:text-align="end"/>
      </text:list-level-style-number>
      <text:list-level-style-number text:level="6" text:style-name="List3Level5" style:num-suffix="." style:num-format="1" text:display-levels="6">
        <style:list-level-properties text:min-label-width="3in" text:min-label-distance="0.1252in" fo:text-align="end"/>
      </text:list-level-style-number>
      <text:list-level-style-number text:level="7" text:style-name="List3Level6" style:num-suffix="." style:num-format="1" text:display-levels="7">
        <style:list-level-properties text:min-label-width="3.5in" text:min-label-distance="0.25in" fo:text-align="end"/>
      </text:list-level-style-number>
      <text:list-level-style-number text:level="8" text:style-name="List3Level7" style:num-suffix="." style:num-format="1" text:display-levels="8">
        <style:list-level-properties text:min-label-width="4in" text:min-label-distance="0.25in" fo:text-align="end"/>
      </text:list-level-style-number>
      <text:list-level-style-number text:level="9" text:style-name="List3Level8" style:num-suffix="." style:num-format="1" text:display-levels="9">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30%" style:page-number="auto" fo:break-before="auto" fo:break-after="auto" fo:padding="0in" fo:border-left="none" fo:border-right="none" fo:border-top="none" fo:border-bottom="1.5pt solid #808080" style:writing-mode="lr-tb">
        <style:tab-stops>
          <style:tab-stop style:position="6.5in" style:type="right"/>
        </style:tab-stops>
      </style:paragraph-properties>
    </style:style>
    <style:style style:name="MP2" style:family="paragraph" style:parent-style-name="Standard">
      <style:paragraph-properties fo:line-height="130%" fo:break-before="auto" fo:break-after="auto" style:writing-mode="lr-tb">
        <style:tab-stops>
          <style:tab-stop style:position="6.5in" style:type="right"/>
        </style:tab-stops>
      </style:paragraph-properties>
    </style:style>
    <style:page-layout style:name="Mpm1">
      <style:page-layout-properties fo:page-width="8.5in" fo:page-height="11in" style:num-format="1" style:print-orientation="portrait" fo:margin-top="0.4917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page-layout>
  </office:automatic-styles>
  <office:master-styles>
    <style:master-page style:name="Standard" style:page-layout-name="Mpm1">
      <style:header>
        <text:p text:style-name="MP1">P. Henny, D. Hurt, A. Johnson, I. Swepston<text:tab/>Page <text:page-number text:select-page="current">5</text:page-number></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2</meta:editing-cycles>
    <dc:date>2016-02-22T20:13:38.109109468</dc:date>
    <meta:editing-duration>PT13S</meta:editing-duration>
    <meta:document-statistic meta:table-count="0" meta:image-count="0" meta:object-count="0" meta:page-count="5" meta:paragraph-count="47" meta:word-count="477" meta:character-count="3128" meta:non-whitespace-character-count="2720"/>
  </office:meta>
</office:document-meta>
</file>